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<text:soft-page-break/>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<text:soft-page-break/>dessen Tabelle der Wert abgerufen wird muss base 64 codiert sein.</text:p>
          </table:table-cell>
          <table:table-cell table:style-name="Tabelle1.A2" office:value-type="string">
            <text:p text:style-name="P2">no target user <text:soft-page-break/>given</text:p>
          </table:table-cell>
          <table:table-cell table:style-name="Tabelle1.F2" office:value-type="string">
            <text:p text:style-name="P2">Kein Nutzer <text:soft-page-break/>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5T01:27:35.502183231</dc:date>
    <meta:editing-duration>PT11M10S</meta:editing-duration>
    <meta:editing-cycles>5</meta:editing-cycles>
    <meta:generator>LibreOffice/6.3.5.2$Linux_X86_64 LibreOffice_project/30$Build-2</meta:generator>
    <meta:document-statistic meta:table-count="1" meta:image-count="0" meta:object-count="0" meta:page-count="10" meta:paragraph-count="278" meta:word-count="1660" meta:character-count="10654" meta:non-whitespace-character-count="9269"/>
  </office:meta>
</office:document-meta>
</file>